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2"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Aharoni CLM1" svg:font-family="'Aharoni CLM'" style:font-pitch="variable"/>
    <style:font-face style:name="Aharoni CLM" svg:font-family="'Aharoni CLM'"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erif CJK SC" svg:font-family="'Noto Serif CJK SC'"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master-page-name="">
      <loext:graphic-properties draw:fill="none"/>
      <style:paragraph-properties fo:margin-left="0cm" fo:margin-right="0cm" fo:text-align="start"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style:font-name="Liberation Sans" fo:font-size="8pt" officeooo:paragraph-rsid="03bbc20f" style:font-size-asian="8pt" style:font-size-complex="8pt"/>
    </style:style>
    <style:style style:name="P2" style:family="paragraph" style:parent-style-name="Footer" style:master-page-name="">
      <loext:graphic-properties draw:fill="none"/>
      <style:paragraph-properties fo:margin-left="0cm" fo:margin-right="0cm" fo:text-align="center"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style:font-name="Aharoni CLM1" fo:font-size="14pt" fo:font-weight="normal" style:font-size-asian="14pt" style:font-weight-asian="normal" style:font-size-complex="14pt" style:font-weight-complex="normal"/>
    </style:style>
    <style:style style:name="P3" style:family="paragraph" style:parent-style-name="Text_20_body">
      <loext:graphic-properties draw:fill="none"/>
      <style:paragraph-properties fo:margin-left="0cm" fo:margin-right="0cm" fo:text-indent="0cm" style:auto-text-indent="false" fo:background-color="transparent"/>
      <style:text-properties officeooo:paragraph-rsid="03bc439f"/>
    </style:style>
    <style:style style:name="P4" style:family="paragraph" style:parent-style-name="Text_20_body">
      <loext:graphic-properties draw:fill="none"/>
      <style:paragraph-properties fo:margin-left="0cm" fo:margin-right="0cm" fo:text-indent="0cm" style:auto-text-indent="false" fo:background-color="transparent"/>
      <style:text-properties officeooo:paragraph-rsid="03cec685"/>
    </style:style>
    <style:style style:name="P5" style:family="paragraph" style:parent-style-name="Text_20_body">
      <loext:graphic-properties draw:fill="none"/>
      <style:paragraph-properties fo:margin-left="0cm" fo:margin-right="0cm" fo:text-indent="0cm" style:auto-text-indent="false" fo:background-color="transparent"/>
      <style:text-properties officeooo:paragraph-rsid="03d2f0d3"/>
    </style:style>
    <style:style style:name="P6" style:family="paragraph" style:parent-style-name="Text_20_body">
      <loext:graphic-properties draw:fill="none"/>
      <style:paragraph-properties fo:margin-left="0cm" fo:margin-right="0cm" fo:text-indent="0cm" style:auto-text-indent="false" fo:background-color="transparent"/>
      <style:text-properties officeooo:paragraph-rsid="03d3c640"/>
    </style:style>
    <style:style style:name="P7" style:family="paragraph" style:parent-style-name="headline1"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3d3799e"/>
    </style:style>
    <style:style style:name="T1" style:family="text">
      <style:text-properties style:font-name="DejaVu Sans" fo:font-style="normal" fo:font-weight="normal" officeooo:rsid="00af3a2e" style:font-style-asian="normal" style:font-weight-asian="normal" style:font-style-complex="normal" style:font-weight-complex="normal"/>
    </style:style>
    <style:style style:name="T2" style:family="text">
      <style:text-properties style:font-name="DejaVu Sans" fo:font-size="12pt" style:font-size-asian="12pt" style:font-size-complex="12pt"/>
    </style:style>
    <style:style style:name="T3" style:family="text">
      <style:text-properties style:font-name="DejaVu Sans" fo:font-size="12pt" officeooo:rsid="031a8078" style:font-size-asian="12pt" style:font-size-complex="12pt"/>
    </style:style>
    <style:style style:name="T4" style:family="text">
      <style:text-properties style:font-name="DejaVu Sans" fo:font-size="12pt" officeooo:rsid="02d42776" style:font-size-asian="12pt" style:font-size-complex="12pt"/>
    </style:style>
    <style:style style:name="T5" style:family="text">
      <style:text-properties style:font-name="DejaVu Sans" fo:font-size="12pt" officeooo:rsid="032a0c20" style:font-size-asian="12pt" style:font-size-complex="12pt"/>
    </style:style>
    <style:style style:name="T6" style:family="text">
      <style:text-properties style:font-name="DejaVu Sans" fo:font-size="12pt" fo:font-weight="bold" style:font-size-asian="12pt" style:font-weight-asian="bold" style:font-size-complex="12pt" style:font-weight-complex="bold"/>
    </style:style>
    <style:style style:name="T7" style:family="text">
      <style:text-properties style:font-name="DejaVu Sans" fo:font-size="26pt" style:font-size-asian="26pt" style:font-size-complex="26pt"/>
    </style:style>
    <style:style style:name="T8" style:family="text">
      <style:text-properties fo:color="#000000" style:text-position="12% 100%" style:font-name="Aharoni CLM" fo:font-size="22pt" style:font-size-asian="22pt" style:font-size-complex="22pt"/>
    </style:style>
    <style:style style:name="T9" style:family="text">
      <style:text-properties fo:color="#000000" style:text-position="12% 100%" style:font-name="Aharoni CLM" fo:font-size="22pt" officeooo:rsid="039b8e73" style:font-size-asian="22pt" style:font-size-complex="22pt"/>
    </style:style>
    <style:style style:name="T10" style:family="text">
      <style:text-properties fo:color="#000000" style:text-position="12% 100%" style:font-name="Aharoni CLM" fo:font-size="22pt" officeooo:rsid="03ae3dfe" style:font-size-asian="22pt" style:font-size-complex="22pt"/>
    </style:style>
    <style:style style:name="T11" style:family="text">
      <style:text-properties fo:color="#000000" style:text-position="12% 100%" style:font-name="Aharoni CLM" fo:font-size="22pt" officeooo:rsid="03c78866" style:font-size-asian="22pt" style:font-size-complex="22pt"/>
    </style:style>
    <style:style style:name="T12" style:family="text">
      <style:text-properties fo:color="#000000" style:text-position="12% 100%" style:font-name="Aharoni CLM" fo:font-size="22pt" officeooo:rsid="03d3799e" style:font-size-asian="22pt" style:font-size-complex="22pt"/>
    </style:style>
    <style:style style:name="T13" style:family="text">
      <style:text-properties fo:color="#000000" style:font-name="DejaVu Sans" fo:font-size="12pt" style:font-size-asian="12pt" style:font-size-complex="12pt"/>
    </style:style>
    <style:style style:name="T14" style:family="text">
      <style:text-properties fo:color="#000000" style:font-name="DejaVu Sans" fo:font-size="12pt" officeooo:rsid="02d1e348" style:font-size-asian="12pt" style:font-size-complex="12pt"/>
    </style:style>
    <style:style style:name="T15" style:family="text">
      <style:text-properties fo:color="#000000" style:font-name="DejaVu Sans" fo:font-size="12pt" officeooo:rsid="02ffbc80" style:font-size-asian="12pt" style:font-size-complex="12pt"/>
    </style:style>
    <style:style style:name="T16" style:family="text">
      <style:text-properties fo:color="#000000" style:font-name="DejaVu Sans" fo:font-size="12pt" officeooo:rsid="03179547" style:font-size-asian="12pt" style:font-size-complex="12pt"/>
    </style:style>
    <style:style style:name="T17" style:family="text">
      <style:text-properties fo:color="#000000" style:font-name="DejaVu Sans" fo:font-size="12pt" officeooo:rsid="033b1af3" style:font-size-asian="12pt" style:font-size-complex="12pt"/>
    </style:style>
    <style:style style:name="T18" style:family="text">
      <style:text-properties fo:color="#000000" style:font-name="DejaVu Sans" fo:font-size="12pt" officeooo:rsid="033bba49" style:font-size-asian="12pt" style:font-size-complex="12pt"/>
    </style:style>
    <style:style style:name="T19" style:family="text">
      <style:text-properties fo:color="#000000" style:font-name="DejaVu Sans" fo:font-size="12pt" officeooo:rsid="02dab7e7" style:font-size-asian="12pt" style:font-size-complex="12pt"/>
    </style:style>
    <style:style style:name="T20" style:family="text">
      <style:text-properties fo:color="#000000" style:font-name="DejaVu Sans" fo:font-size="12pt" officeooo:rsid="0329002d" style:font-size-asian="12pt" style:font-size-complex="12pt"/>
    </style:style>
    <style:style style:name="T21" style:family="text">
      <style:text-properties fo:color="#000000" style:font-name="DejaVu Sans" fo:font-size="12pt" officeooo:rsid="031ebc8e" style:font-size-asian="12pt" style:font-size-complex="12pt"/>
    </style:style>
    <style:style style:name="T22" style:family="text">
      <style:text-properties fo:color="#000000" style:font-name="DejaVu Sans" fo:font-size="12pt" officeooo:rsid="031beaab" style:font-size-asian="12pt" style:font-size-complex="12pt"/>
    </style:style>
    <style:style style:name="T23" style:family="text">
      <style:text-properties fo:color="#000000" style:font-name="DejaVu Sans" fo:font-size="12pt" officeooo:rsid="033ed18c" style:font-size-asian="12pt" style:font-size-complex="12pt"/>
    </style:style>
    <style:style style:name="T24" style:family="text">
      <style:text-properties fo:color="#000000" style:font-name="DejaVu Sans" fo:font-size="12pt" officeooo:rsid="0306e546" style:font-size-asian="12pt" style:font-size-complex="12pt"/>
    </style:style>
    <style:style style:name="T25" style:family="text">
      <style:text-properties fo:color="#000000" style:font-name="DejaVu Sans" fo:font-size="12pt" officeooo:rsid="03329e4b" style:font-size-asian="12pt" style:font-size-complex="12pt"/>
    </style:style>
    <style:style style:name="T26" style:family="text">
      <style:text-properties fo:color="#000000" style:font-name="DejaVu Sans" fo:font-size="12pt" officeooo:rsid="033d14e7" style:font-size-asian="12pt" style:font-size-complex="12pt"/>
    </style:style>
    <style:style style:name="T27" style:family="text">
      <style:text-properties fo:color="#000000" style:font-name="DejaVu Sans" fo:font-size="12pt" officeooo:rsid="033f0ac5" style:font-size-asian="12pt" style:font-size-complex="12pt"/>
    </style:style>
    <style:style style:name="T28" style:family="text">
      <style:text-properties fo:color="#000000" style:font-name="DejaVu Sans" fo:font-size="12pt" officeooo:rsid="032099ea" style:font-size-asian="12pt" style:font-size-complex="12pt"/>
    </style:style>
    <style:style style:name="T29" style:family="text">
      <style:text-properties fo:color="#000000" style:font-name="DejaVu Sans" fo:font-size="12pt" officeooo:rsid="030a189e" style:font-size-asian="12pt" style:font-size-complex="12pt"/>
    </style:style>
    <style:style style:name="T30" style:family="text">
      <style:text-properties fo:color="#000000" style:font-name="DejaVu Sans" fo:font-size="12pt" officeooo:rsid="0318c104" style:font-size-asian="12pt" style:font-size-complex="12pt"/>
    </style:style>
    <style:style style:name="T31" style:family="text">
      <style:text-properties fo:color="#000000" style:font-name="DejaVu Sans" fo:font-size="12pt" officeooo:rsid="0340b0f8" style:font-size-asian="12pt" style:font-size-complex="12pt"/>
    </style:style>
    <style:style style:name="T32" style:family="text">
      <style:text-properties fo:color="#000000" style:font-name="DejaVu Sans" fo:font-size="12pt" officeooo:rsid="03439626" style:font-size-asian="12pt" style:font-size-complex="12pt"/>
    </style:style>
    <style:style style:name="T33" style:family="text">
      <style:text-properties fo:color="#000000" style:font-name="DejaVu Sans" fo:font-size="12pt" officeooo:rsid="03214911" style:font-size-asian="12pt" style:font-size-complex="12pt"/>
    </style:style>
    <style:style style:name="T34" style:family="text">
      <style:text-properties fo:color="#000000" style:font-name="DejaVu Sans" fo:font-size="12pt" officeooo:rsid="0334c639" style:font-size-asian="12pt" style:font-size-complex="12pt"/>
    </style:style>
    <style:style style:name="T35" style:family="text">
      <style:text-properties fo:color="#000000" style:font-name="DejaVu Sans" fo:font-size="12pt" officeooo:rsid="032536ca" style:font-size-asian="12pt" style:font-size-complex="12pt"/>
    </style:style>
    <style:style style:name="T36" style:family="text">
      <style:text-properties fo:color="#000000" style:font-name="DejaVu Sans" fo:font-size="12pt" officeooo:rsid="034f018e" style:font-size-asian="12pt" style:font-size-complex="12pt"/>
    </style:style>
    <style:style style:name="T37" style:family="text">
      <style:text-properties fo:color="#000000" style:font-name="DejaVu Sans" fo:font-size="12pt" officeooo:rsid="032a0c20" style:font-size-asian="12pt" style:font-size-complex="12pt"/>
    </style:style>
    <style:style style:name="T38" style:family="text">
      <style:text-properties fo:color="#000000" style:font-name="DejaVu Sans" fo:font-size="12pt" officeooo:rsid="0342ffc5" style:font-size-asian="12pt" style:font-size-complex="12pt"/>
    </style:style>
    <style:style style:name="T39" style:family="text">
      <style:text-properties fo:color="#000000" style:font-name="DejaVu Sans" fo:font-size="12pt" officeooo:rsid="034144bc" style:font-size-asian="12pt" style:font-size-complex="12pt"/>
    </style:style>
    <style:style style:name="T40" style:family="text">
      <style:text-properties fo:color="#000000" style:font-name="DejaVu Sans" fo:font-size="12pt" officeooo:rsid="0354cf57" style:font-size-asian="12pt" style:font-size-complex="12pt"/>
    </style:style>
    <style:style style:name="T41" style:family="text">
      <style:text-properties fo:color="#000000" style:font-name="DejaVu Sans" fo:font-size="12pt" officeooo:rsid="0356c25b" style:font-size-asian="12pt" style:font-size-complex="12pt"/>
    </style:style>
    <style:style style:name="T42" style:family="text">
      <style:text-properties fo:color="#000000" style:font-name="DejaVu Sans" fo:font-size="12pt" officeooo:rsid="0357169d" style:font-size-asian="12pt" style:font-size-complex="12pt"/>
    </style:style>
    <style:style style:name="T43" style:family="text">
      <style:text-properties fo:color="#000000" style:font-name="DejaVu Sans" fo:font-size="12pt" officeooo:rsid="03579734" style:font-size-asian="12pt" style:font-size-complex="12pt"/>
    </style:style>
    <style:style style:name="T44" style:family="text">
      <style:text-properties fo:color="#000000" style:font-name="DejaVu Sans" fo:font-size="12pt" officeooo:rsid="0357e256" style:font-size-asian="12pt" style:font-size-complex="12pt"/>
    </style:style>
    <style:style style:name="T45" style:family="text">
      <style:text-properties fo:color="#000000" style:font-name="DejaVu Sans" fo:font-size="12pt" officeooo:rsid="0357ef0d" style:font-size-asian="12pt" style:font-size-complex="12pt"/>
    </style:style>
    <style:style style:name="T46" style:family="text">
      <style:text-properties fo:color="#000000" style:font-name="DejaVu Sans" fo:font-size="12pt" officeooo:rsid="035eb01c" style:font-size-asian="12pt" style:font-size-complex="12pt"/>
    </style:style>
    <style:style style:name="T47" style:family="text">
      <style:text-properties fo:color="#000000" style:font-name="DejaVu Sans" fo:font-size="12pt" officeooo:rsid="0368ccb4" style:font-size-asian="12pt" style:font-size-complex="12pt"/>
    </style:style>
    <style:style style:name="T48" style:family="text">
      <style:text-properties fo:color="#000000" style:font-name="DejaVu Sans" fo:font-size="12pt" officeooo:rsid="036ac626" style:font-size-asian="12pt" style:font-size-complex="12pt"/>
    </style:style>
    <style:style style:name="T49" style:family="text">
      <style:text-properties fo:color="#000000" style:font-name="DejaVu Sans" fo:font-size="12pt" officeooo:rsid="036bd0ae" style:font-size-asian="12pt" style:font-size-complex="12pt"/>
    </style:style>
    <style:style style:name="T50" style:family="text">
      <style:text-properties fo:color="#000000" style:font-name="DejaVu Sans" fo:font-size="12pt" officeooo:rsid="036dc630" style:font-size-asian="12pt" style:font-size-complex="12pt"/>
    </style:style>
    <style:style style:name="T51" style:family="text">
      <style:text-properties fo:color="#000000" style:font-name="DejaVu Sans" fo:font-size="12pt" officeooo:rsid="036f11f1" style:font-size-asian="12pt" style:font-size-complex="12pt"/>
    </style:style>
    <style:style style:name="T52" style:family="text">
      <style:text-properties fo:color="#000000" style:font-name="DejaVu Sans" fo:font-size="12pt" officeooo:rsid="03710963" style:font-size-asian="12pt" style:font-size-complex="12pt"/>
    </style:style>
    <style:style style:name="T53" style:family="text">
      <style:text-properties fo:color="#000000" style:font-name="DejaVu Sans" fo:font-size="12pt" officeooo:rsid="0371eccb" style:font-size-asian="12pt" style:font-size-complex="12pt"/>
    </style:style>
    <style:style style:name="T54" style:family="text">
      <style:text-properties fo:color="#000000" style:font-name="DejaVu Sans" fo:font-size="12pt" officeooo:rsid="0377b936" style:font-size-asian="12pt" style:font-size-complex="12pt"/>
    </style:style>
    <style:style style:name="T55" style:family="text">
      <style:text-properties fo:color="#000000" style:font-name="DejaVu Sans" fo:font-size="12pt" officeooo:rsid="03809fd1" style:font-size-asian="12pt" style:font-size-complex="12pt"/>
    </style:style>
    <style:style style:name="T56" style:family="text">
      <style:text-properties fo:color="#000000" style:font-name="DejaVu Sans" fo:font-size="12pt" officeooo:rsid="038572e6" style:font-size-asian="12pt" style:font-size-complex="12pt"/>
    </style:style>
    <style:style style:name="T57" style:family="text">
      <style:text-properties fo:color="#000000" style:font-name="DejaVu Sans" fo:font-size="12pt" officeooo:rsid="0387c8c8" style:font-size-asian="12pt" style:font-size-complex="12pt"/>
    </style:style>
    <style:style style:name="T58" style:family="text">
      <style:text-properties fo:color="#000000" style:font-name="DejaVu Sans" fo:font-size="12pt" officeooo:rsid="0387cd0e" style:font-size-asian="12pt" style:font-size-complex="12pt"/>
    </style:style>
    <style:style style:name="T59" style:family="text">
      <style:text-properties fo:color="#000000" style:font-name="DejaVu Sans" fo:font-size="12pt" officeooo:rsid="038d45ac" style:font-size-asian="12pt" style:font-size-complex="12pt"/>
    </style:style>
    <style:style style:name="T60" style:family="text">
      <style:text-properties fo:color="#000000" style:font-name="DejaVu Sans" fo:font-size="12pt" officeooo:rsid="03940262" style:font-size-asian="12pt" style:font-size-complex="12pt"/>
    </style:style>
    <style:style style:name="T61" style:family="text">
      <style:text-properties fo:color="#000000" style:font-name="DejaVu Sans" fo:font-size="12pt" officeooo:rsid="0395904f" style:font-size-asian="12pt" style:font-size-complex="12pt"/>
    </style:style>
    <style:style style:name="T62" style:family="text">
      <style:text-properties fo:color="#000000" style:font-name="DejaVu Sans" fo:font-size="12pt" officeooo:rsid="03a6ee4e" style:font-size-asian="12pt" style:font-size-complex="12pt"/>
    </style:style>
    <style:style style:name="T63" style:family="text">
      <style:text-properties fo:color="#000000" style:font-name="DejaVu Sans" fo:font-size="12pt" officeooo:rsid="03a79664" style:font-size-asian="12pt" style:font-size-complex="12pt"/>
    </style:style>
    <style:style style:name="T64" style:family="text">
      <style:text-properties fo:color="#000000" style:font-name="DejaVu Sans" fo:font-size="12pt" officeooo:rsid="03a7c26a" style:font-size-asian="12pt" style:font-size-complex="12pt"/>
    </style:style>
    <style:style style:name="T65" style:family="text">
      <style:text-properties fo:color="#000000" style:font-name="DejaVu Sans" fo:font-size="12pt" officeooo:rsid="03a9460e" style:font-size-asian="12pt" style:font-size-complex="12pt"/>
    </style:style>
    <style:style style:name="T66" style:family="text">
      <style:text-properties fo:color="#000000" style:font-name="DejaVu Sans" fo:font-size="12pt" officeooo:rsid="03adfe4b" style:font-size-asian="12pt" style:font-size-complex="12pt"/>
    </style:style>
    <style:style style:name="T67" style:family="text">
      <style:text-properties fo:color="#000000" style:font-name="DejaVu Sans" fo:font-size="12pt" officeooo:rsid="03b31763" style:font-size-asian="12pt" style:font-size-complex="12pt"/>
    </style:style>
    <style:style style:name="T68" style:family="text">
      <style:text-properties fo:color="#000000" style:font-name="DejaVu Sans" fo:font-size="12pt" officeooo:rsid="03cde5e9" style:font-size-asian="12pt" style:font-size-complex="12pt"/>
    </style:style>
    <style:style style:name="T69" style:family="text">
      <style:text-properties fo:color="#000000" style:font-name="DejaVu Sans" fo:font-size="12pt" officeooo:rsid="02d1e348" fo:background-color="transparent" loext:char-shading-value="0" style:font-size-asian="12pt" style:font-size-complex="12pt"/>
    </style:style>
    <style:style style:name="T70" style:family="text">
      <style:text-properties fo:color="#000000" style:font-name="DejaVu Sans" fo:font-size="12pt" officeooo:rsid="02e18bd7" fo:background-color="transparent" loext:char-shading-value="0" style:font-size-asian="12pt" style:font-size-complex="12pt"/>
    </style:style>
    <style:style style:name="T71" style:family="text">
      <style:text-properties fo:color="#000000" style:font-name="DejaVu Sans" fo:font-size="12pt" officeooo:rsid="0317623a" fo:background-color="transparent" loext:char-shading-value="0" style:font-size-asian="12pt" style:font-size-complex="12pt"/>
    </style:style>
    <style:style style:name="T72" style:family="text">
      <style:text-properties fo:color="#000000" style:font-name="DejaVu Sans" fo:font-size="12pt" officeooo:rsid="0348a3f5" fo:background-color="transparent" loext:char-shading-value="0" style:font-size-asian="12pt" style:font-size-complex="12pt"/>
    </style:style>
    <style:style style:name="T73" style:family="text">
      <style:text-properties fo:color="#000000" style:font-name="DejaVu Sans" fo:font-size="12pt" officeooo:rsid="031365a4" fo:background-color="transparent" loext:char-shading-value="0" style:font-size-asian="12pt" style:font-size-complex="12pt"/>
    </style:style>
    <style:style style:name="T74" style:family="text">
      <style:text-properties fo:color="#000000" style:font-name="DejaVu Sans" fo:font-size="12pt" officeooo:rsid="032dffee" fo:background-color="transparent" loext:char-shading-value="0" style:font-size-asian="12pt" style:font-size-complex="12pt"/>
    </style:style>
    <style:style style:name="T75" style:family="text">
      <style:text-properties fo:color="#000000" style:font-name="DejaVu Sans" fo:font-size="12pt" officeooo:rsid="034c90d0" fo:background-color="transparent" loext:char-shading-value="0" style:font-size-asian="12pt" style:font-size-complex="12pt"/>
    </style:style>
    <style:style style:name="T76" style:family="text">
      <style:text-properties fo:color="#000000" style:font-name="DejaVu Sans" fo:font-size="12pt" officeooo:rsid="02fce1d8" fo:background-color="transparent" loext:char-shading-value="0" style:font-size-asian="12pt" style:font-size-complex="12pt"/>
    </style:style>
    <style:style style:name="T77" style:family="text">
      <style:text-properties fo:color="#000000" style:font-name="DejaVu Sans" fo:font-size="12pt" officeooo:rsid="02fe003f" fo:background-color="transparent" loext:char-shading-value="0" style:font-size-asian="12pt" style:font-size-complex="12pt"/>
    </style:style>
    <style:style style:name="T78" style:family="text">
      <style:text-properties fo:color="#000000" style:font-name="DejaVu Sans" fo:font-size="12pt" officeooo:rsid="02fb05c5" fo:background-color="transparent" loext:char-shading-value="0" style:font-size-asian="12pt" style:font-size-complex="12pt"/>
    </style:style>
    <style:style style:name="T79" style:family="text">
      <style:text-properties fo:color="#000000" style:font-name="DejaVu Sans" fo:font-size="12pt" officeooo:rsid="03271e37" fo:background-color="transparent" loext:char-shading-value="0" style:font-size-asian="12pt" style:font-size-complex="12pt"/>
    </style:style>
    <style:style style:name="T80" style:family="text">
      <style:text-properties fo:color="#000000" style:font-name="DejaVu Sans" fo:font-size="12pt" officeooo:rsid="02f90681" fo:background-color="transparent" loext:char-shading-value="0" style:font-size-asian="12pt" style:font-size-complex="12pt"/>
    </style:style>
    <style:style style:name="T81" style:family="text">
      <style:text-properties fo:color="#000000" style:font-name="DejaVu Sans" fo:font-size="12pt" officeooo:rsid="02ffbc80" fo:background-color="transparent" loext:char-shading-value="0" style:font-size-asian="12pt" style:font-size-complex="12pt"/>
    </style:style>
    <style:style style:name="T82" style:family="text">
      <style:text-properties fo:color="#000000" style:font-name="DejaVu Sans" fo:font-size="12pt" officeooo:rsid="03363502" fo:background-color="transparent" loext:char-shading-value="0" style:font-size-asian="12pt" style:font-size-complex="12pt"/>
    </style:style>
    <style:style style:name="T83" style:family="text">
      <style:text-properties fo:color="#000000" style:font-name="DejaVu Sans" fo:font-size="12pt" officeooo:rsid="03214911" fo:background-color="transparent" loext:char-shading-value="0" style:font-size-asian="12pt" style:font-size-complex="12pt"/>
    </style:style>
    <style:style style:name="T84" style:family="text">
      <style:text-properties fo:color="#000000" style:font-name="DejaVu Sans" fo:font-size="12pt" officeooo:rsid="035bf182" fo:background-color="transparent" loext:char-shading-value="0" style:font-size-asian="12pt" style:font-size-complex="12pt"/>
    </style:style>
    <style:style style:name="T85" style:family="text">
      <style:text-properties fo:color="#000000" style:font-name="DejaVu Sans" fo:font-size="12pt" officeooo:rsid="035c3d67" fo:background-color="transparent" loext:char-shading-value="0" style:font-size-asian="12pt" style:font-size-complex="12pt"/>
    </style:style>
    <style:style style:name="T86" style:family="text">
      <style:text-properties fo:color="#000000" style:font-name="DejaVu Sans" fo:font-size="12pt" officeooo:rsid="035ed7ff" fo:background-color="transparent" loext:char-shading-value="0" style:font-size-asian="12pt" style:font-size-complex="12pt"/>
    </style:style>
    <style:style style:name="T87" style:family="text">
      <style:text-properties fo:color="#000000" style:font-name="DejaVu Sans" fo:font-size="12pt" officeooo:rsid="0363c867" fo:background-color="transparent" loext:char-shading-value="0" style:font-size-asian="12pt" style:font-size-complex="12pt"/>
    </style:style>
    <style:style style:name="T88" style:family="text">
      <style:text-properties fo:color="#000000" style:font-name="DejaVu Sans" fo:font-size="12pt" officeooo:rsid="03653f92" fo:background-color="transparent" loext:char-shading-value="0" style:font-size-asian="12pt" style:font-size-complex="12pt"/>
    </style:style>
    <style:style style:name="T89" style:family="text">
      <style:text-properties fo:color="#000000" style:font-name="DejaVu Sans" fo:font-size="12pt" officeooo:rsid="036521dc" fo:background-color="transparent" loext:char-shading-value="0" style:font-size-asian="12pt" style:font-size-complex="12pt"/>
    </style:style>
    <style:style style:name="T90" style:family="text">
      <style:text-properties fo:color="#000000" style:font-name="DejaVu Sans" fo:font-size="12pt" officeooo:rsid="03672432" fo:background-color="transparent" loext:char-shading-value="0" style:font-size-asian="12pt" style:font-size-complex="12pt"/>
    </style:style>
    <style:style style:name="T91" style:family="text">
      <style:text-properties fo:color="#000000" style:font-name="DejaVu Sans" fo:font-size="12pt" officeooo:rsid="0368ccb4" fo:background-color="transparent" loext:char-shading-value="0" style:font-size-asian="12pt" style:font-size-complex="12pt"/>
    </style:style>
    <style:style style:name="T92" style:family="text">
      <style:text-properties fo:color="#000000" style:font-name="DejaVu Sans" fo:font-size="12pt" officeooo:rsid="03762105" fo:background-color="transparent" loext:char-shading-value="0" style:font-size-asian="12pt" style:font-size-complex="12pt"/>
    </style:style>
    <style:style style:name="T93" style:family="text">
      <style:text-properties fo:color="#000000" style:font-name="DejaVu Sans" fo:font-size="12pt" officeooo:rsid="037d548a" fo:background-color="transparent" loext:char-shading-value="0" style:font-size-asian="12pt" style:font-size-complex="12pt"/>
    </style:style>
    <style:style style:name="T94" style:family="text">
      <style:text-properties fo:color="#000000" style:font-name="DejaVu Sans" fo:font-size="12pt" officeooo:rsid="037e8d8f" fo:background-color="transparent" loext:char-shading-value="0" style:font-size-asian="12pt" style:font-size-complex="12pt"/>
    </style:style>
    <style:style style:name="T95" style:family="text">
      <style:text-properties fo:color="#000000" style:font-name="DejaVu Sans" fo:font-size="12pt" officeooo:rsid="038398c2" fo:background-color="transparent" loext:char-shading-value="0" style:font-size-asian="12pt" style:font-size-complex="12pt"/>
    </style:style>
    <style:style style:name="T96" style:family="text">
      <style:text-properties fo:color="#000000" style:font-name="DejaVu Sans" fo:font-size="12pt" officeooo:rsid="039aac2c" fo:background-color="transparent" loext:char-shading-value="0" style:font-size-asian="12pt" style:font-size-complex="12pt"/>
    </style:style>
    <style:style style:name="T97" style:family="text">
      <style:text-properties fo:color="#000000" style:font-name="DejaVu Sans" fo:font-size="12pt" officeooo:rsid="03b31763" fo:background-color="transparent" loext:char-shading-value="0" style:font-size-asian="12pt" style:font-size-complex="12pt"/>
    </style:style>
    <style:style style:name="T98" style:family="text">
      <style:text-properties fo:color="#000000" style:font-name="DejaVu Sans" fo:font-size="12pt" officeooo:rsid="03b3b273" fo:background-color="transparent" loext:char-shading-value="0" style:font-size-asian="12pt" style:font-size-complex="12pt"/>
    </style:style>
    <style:style style:name="T99" style:family="text">
      <style:text-properties fo:color="#000000" style:font-name="DejaVu Sans" fo:font-size="12pt" officeooo:rsid="03b54359" fo:background-color="transparent" loext:char-shading-value="0" style:font-size-asian="12pt" style:font-size-complex="12pt"/>
    </style:style>
    <style:style style:name="T100" style:family="text">
      <style:text-properties fo:color="#000000" style:font-name="DejaVu Sans" fo:font-size="12pt" officeooo:rsid="03b64029" fo:background-color="transparent" loext:char-shading-value="0" style:font-size-asian="12pt" style:font-size-complex="12pt"/>
    </style:style>
    <style:style style:name="T101" style:family="text">
      <style:text-properties fo:color="#000000" style:font-name="DejaVu Sans" fo:font-size="12pt" officeooo:rsid="03b72c69" fo:background-color="transparent" loext:char-shading-value="0" style:font-size-asian="12pt" style:font-size-complex="12pt"/>
    </style:style>
    <style:style style:name="T102" style:family="text">
      <style:text-properties fo:color="#000000" style:font-name="DejaVu Sans" fo:font-size="12pt" officeooo:rsid="03b7fac1" fo:background-color="transparent" loext:char-shading-value="0" style:font-size-asian="12pt" style:font-size-complex="12pt"/>
    </style:style>
    <style:style style:name="T103" style:family="text">
      <style:text-properties fo:color="#000000" style:font-name="DejaVu Sans" fo:font-size="12pt" officeooo:rsid="03b9d682" fo:background-color="transparent" loext:char-shading-value="0" style:font-size-asian="12pt" style:font-size-complex="12pt"/>
    </style:style>
    <style:style style:name="T104" style:family="text">
      <style:text-properties fo:color="#000000" style:font-name="DejaVu Sans" fo:font-size="12pt" officeooo:rsid="03bd1637" fo:background-color="transparent" loext:char-shading-value="0" style:font-size-asian="12pt" style:font-size-complex="12pt"/>
    </style:style>
    <style:style style:name="T105" style:family="text">
      <style:text-properties fo:color="#000000" style:font-name="DejaVu Sans" fo:font-size="12pt" officeooo:rsid="03c78866" fo:background-color="transparent" loext:char-shading-value="0" style:font-size-asian="12pt" style:font-size-complex="12pt"/>
    </style:style>
    <style:style style:name="T106" style:family="text">
      <style:text-properties fo:color="#000000" style:font-name="DejaVu Sans" fo:font-size="12pt" officeooo:rsid="03c7fd4d" fo:background-color="transparent" loext:char-shading-value="0" style:font-size-asian="12pt" style:font-size-complex="12pt"/>
    </style:style>
    <style:style style:name="T107" style:family="text">
      <style:text-properties fo:color="#000000" style:font-name="DejaVu Sans" fo:font-size="12pt" officeooo:rsid="03c8f3ef" fo:background-color="transparent" loext:char-shading-value="0" style:font-size-asian="12pt" style:font-size-complex="12pt"/>
    </style:style>
    <style:style style:name="T108" style:family="text">
      <style:text-properties fo:color="#000000" style:font-name="DejaVu Sans" fo:font-size="12pt" officeooo:rsid="03ca2b40" fo:background-color="transparent" loext:char-shading-value="0" style:font-size-asian="12pt" style:font-size-complex="12pt"/>
    </style:style>
    <style:style style:name="T109" style:family="text">
      <style:text-properties fo:color="#000000" style:font-name="DejaVu Sans" fo:font-size="12pt" officeooo:rsid="03cde5e9" fo:background-color="transparent" loext:char-shading-value="0" style:font-size-asian="12pt" style:font-size-complex="12pt"/>
    </style:style>
    <style:style style:name="T110" style:family="text">
      <style:text-properties fo:color="#000000" style:font-name="DejaVu Sans" fo:font-size="12pt" officeooo:rsid="03cec685" fo:background-color="transparent" loext:char-shading-value="0" style:font-size-asian="12pt" style:font-size-complex="12pt"/>
    </style:style>
    <style:style style:name="T111" style:family="text">
      <style:text-properties fo:color="#000000" style:font-name="DejaVu Sans" fo:font-size="12pt" officeooo:rsid="03cfdba8" fo:background-color="transparent" loext:char-shading-value="0" style:font-size-asian="12pt" style:font-size-complex="12pt"/>
    </style:style>
    <style:style style:name="T112" style:family="text">
      <style:text-properties fo:color="#000000" style:font-name="DejaVu Sans" fo:font-size="12pt" officeooo:rsid="03d0063e" fo:background-color="transparent" loext:char-shading-value="0" style:font-size-asian="12pt" style:font-size-complex="12pt"/>
    </style:style>
    <style:style style:name="T113" style:family="text">
      <style:text-properties fo:color="#000000" style:font-name="DejaVu Sans" fo:font-size="12pt" officeooo:rsid="03d03c60" fo:background-color="transparent" loext:char-shading-value="0" style:font-size-asian="12pt" style:font-size-complex="12pt"/>
    </style:style>
    <style:style style:name="T114" style:family="text">
      <style:text-properties fo:color="#000000" style:font-name="DejaVu Sans" fo:font-size="12pt" officeooo:rsid="03d20130" fo:background-color="transparent" loext:char-shading-value="0" style:font-size-asian="12pt" style:font-size-complex="12pt"/>
    </style:style>
    <style:style style:name="T115" style:family="text">
      <style:text-properties fo:color="#000000" style:font-name="DejaVu Sans" fo:font-size="12pt" officeooo:rsid="03d2f0d3" fo:background-color="transparent" loext:char-shading-value="0" style:font-size-asian="12pt" style:font-size-complex="12pt"/>
    </style:style>
    <style:style style:name="T116" style:family="text">
      <style:text-properties fo:color="#000000" style:font-name="DejaVu Sans" fo:font-size="12pt" officeooo:rsid="03d3799e" fo:background-color="transparent" loext:char-shading-value="0" style:font-size-asian="12pt" style:font-size-complex="12pt"/>
    </style:style>
    <style:style style:name="T117" style:family="text">
      <style:text-properties fo:color="#000000" style:font-name="DejaVu Sans" fo:font-size="12pt" officeooo:rsid="03d59617" fo:background-color="transparent" loext:char-shading-value="0" style:font-size-asian="12pt" style:font-size-complex="12pt"/>
    </style:style>
    <style:style style:name="T118" style:family="text">
      <style:text-properties fo:color="#000000" style:font-name="DejaVu Sans" fo:font-size="12pt" fo:font-weight="normal" style:font-size-asian="12pt" style:font-weight-asian="normal" style:font-size-complex="12pt" style:font-weight-complex="normal"/>
    </style:style>
    <style:style style:name="T119" style:family="text">
      <style:text-properties fo:color="#000000" style:font-name="DejaVu Sans" fo:font-size="12pt" fo:font-weight="normal" officeooo:rsid="031beaab" style:font-size-asian="12pt" style:font-weight-asian="normal" style:font-size-complex="12pt" style:font-weight-complex="normal"/>
    </style:style>
    <style:style style:name="T120" style:family="text">
      <style:text-properties fo:color="#000000" style:font-name="DejaVu Sans" fo:font-size="12pt" fo:font-weight="normal" officeooo:rsid="02e10aa9" style:font-size-asian="12pt" style:font-weight-asian="normal" style:font-size-complex="12pt" style:font-weight-complex="normal"/>
    </style:style>
    <style:style style:name="T121" style:family="text">
      <style:text-properties fo:color="#000000" style:font-name="DejaVu Sans" fo:font-size="12pt" fo:font-weight="normal" officeooo:rsid="031b53ea" style:font-size-asian="12pt" style:font-weight-asian="normal" style:font-size-complex="12pt" style:font-weight-complex="normal"/>
    </style:style>
    <style:style style:name="T122" style:family="text">
      <style:text-properties fo:color="#000000" style:font-name="DejaVu Sans" fo:font-size="12pt" fo:font-weight="normal" officeooo:rsid="032fb979" style:font-size-asian="12pt" style:font-weight-asian="normal" style:font-size-complex="12pt" style:font-weight-complex="normal"/>
    </style:style>
    <style:style style:name="T123" style:family="text">
      <style:text-properties fo:color="#000000" style:font-name="DejaVu Sans" fo:font-size="12pt" fo:font-weight="normal" officeooo:rsid="03a6d267" style:font-size-asian="12pt" style:font-weight-asian="normal" style:font-size-complex="12pt" style:font-weight-complex="normal"/>
    </style:style>
    <style:style style:name="T124" style:family="text">
      <style:text-properties fo:color="#000000" style:font-name="DejaVu Sans" fo:font-size="12pt" fo:language="fr" fo:country="FR" fo:font-weight="normal" officeooo:rsid="032fb979" style:font-size-asian="12pt" style:font-weight-asian="normal" style:font-size-complex="12pt" style:font-weight-complex="normal"/>
    </style:style>
    <style:style style:name="T125" style:family="text">
      <style:text-properties fo:color="#000000" style:font-name="DejaVu Sans" fo:font-size="12pt" fo:font-weight="bold" officeooo:rsid="03b64029" fo:background-color="transparent" loext:char-shading-value="0" style:font-size-asian="12pt" style:font-weight-asian="bold" style:font-size-complex="12pt" style:font-weight-complex="bold"/>
    </style:style>
    <style:style style:name="T126" style:family="text">
      <style:text-properties fo:color="#000000" style:font-name="DejaVu Sans" fo:font-size="12pt" fo:font-weight="bold" officeooo:rsid="03b31763" style:font-size-asian="12pt" style:font-weight-asian="bold" style:font-size-complex="12pt" style:font-weight-complex="bold"/>
    </style:style>
    <style:style style:name="T127" style:family="text">
      <style:text-properties fo:color="#000000" style:font-name="DejaVu Sans" fo:font-size="12pt" fo:font-weight="bold" officeooo:rsid="03cde5e9" style:font-size-asian="12pt" style:font-weight-asian="bold" style:font-size-complex="12pt" style:font-weight-complex="bold"/>
    </style:style>
    <style:style style:name="T128" style:family="text">
      <style:text-properties fo:color="#000000" style:font-name="Aharoni CLM" fo:font-size="16pt" style:font-size-asian="16pt" style:font-size-complex="2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2">Les s</text:span><text:span text:style-name="T10">ynthetize</text:span><text:span text:style-name="T12">u</text:span><text:span text:style-name="T10">r</text:span><text:span text:style-name="T12">s </text:span><text:span text:style-name="T11">eT</text:span><text:span text:style-name="T12">extiles</text:span><text:span text:style-name="T8"> </text:span><text:span text:style-name="T9">~</text:span><text:span text:style-name="T7"><text:line-break/></text:span><text:span text:style-name="T128">Exploration musicale par le toucher</text:span></text:p>
      <text:p text:style-name="P6"><text:a xlink:type="simple" xlink:href="https://synth.etextile.org/" text:style-name="Internet_20_link" text:visited-style-name="Visited_20_Internet_20_Link">https://synth.etextile.org/</text:a><text:span text:style-name="T116"><text:line-break/></text:span><text:span text:style-name="T100"><text:line-break/>Les </text:span><text:span text:style-name="T125">sy</text:span><text:span text:style-name="T126">nthétiseurs </text:span><text:span text:style-name="T127">eT</text:span><text:span text:style-name="T126">extiles</text:span><text:span text:style-name="T92"> </text:span><text:span text:style-name="T97">sont des </text:span><text:span text:style-name="T109">instruments</text:span><text:span text:style-name="T107"> électroniques </text:span><text:span text:style-name="T109">qui offrent</text:span><text:span text:style-name="T107"> </text:span><text:span text:style-name="T105">un </text:span><text:span text:style-name="T109">accès </text:span><text:span text:style-name="T105">intuiti</text:span><text:span text:style-name="T107">f </text:span><text:span text:style-name="T109">au jeux musical</text:span><text:span text:style-name="T105">. </text:span><text:span text:style-name="T109">Ces </text:span><text:span text:style-name="T105">surface </text:span><text:span text:style-name="T109">tactiles</text:span><text:span text:style-name="T105"> </text:span><text:span text:style-name="T109">en textile ouvrent de nouvelle</text:span><text:span text:style-name="T117">s</text:span><text:span text:style-name="T109"> possibilités pour la composition et l’interrelation musicale.</text:span></text:p>
      <text:p text:style-name="P4"><text:span text:style-name="T110">C</text:span><text:span text:style-name="T97">es</text:span><text:span text:style-name="T69"> </text:span><text:span text:style-name="T98">interfaces</text:span><text:span text:style-name="T100"> </text:span><text:span text:style-name="T98">Multi-touch</text:span><text:span text:style-name="T69"> </text:span><text:span text:style-name="T98">permettent </text:span><text:span text:style-name="T110">d’analyser le toucher</text:span><text:span text:style-name="T105"> sous toutes </text:span><text:span text:style-name="T110">ces</text:span><text:span text:style-name="T105"> coutres : surface </text:span><text:span text:style-name="T110">de contact</text:span><text:span text:style-name="T105">, position, pression, vélocité, etc</text:span><text:span text:style-name="T69">, </text:span><text:span text:style-name="T117">et</text:span><text:span text:style-name="T98"> </text:span><text:span text:style-name="T99">contrôl</text:span><text:span text:style-name="T108">er</text:span><text:span text:style-name="T98"> une multitude de </text:span><text:span text:style-name="T99">param</text:span><text:span text:style-name="T104">è</text:span><text:span text:style-name="T99">tr</text:span><text:span text:style-name="T104">e</text:span><text:span text:style-name="T99">s</text:span><text:span text:style-name="T98"> </text:span><text:span text:style-name="T100">sonores</text:span><text:span text:style-name="T98"> par </text:span><text:span text:style-name="T108">de simples caresses.</text:span><text:span text:style-name="T97"> </text:span></text:p>
      <text:p text:style-name="P4"><text:span text:style-name="T111">C</text:span><text:span text:style-name="T110">e projet ouvre une infinité de possibilités dans l’association de matières</text:span><text:span text:style-name="T106"> </text:span><text:span text:style-name="T110">textiles et d’univers sonres. </text:span><text:span text:style-name="T111">Les </text:span><text:span text:style-name="T110">déclin</text:span><text:span text:style-name="T111">aisons </text:span><text:span text:style-name="T112">envisagées</text:span><text:span text:style-name="T111"> seront le fruit </text:span><text:span text:style-name="T110">d</text:span><text:span text:style-name="T111">e</text:span><text:span text:style-name="T110"> collaborations artistiques entre textiliens, musiciens et informaticiens.</text:span></text:p>
      <text:p text:style-name="P5"><text:span text:style-name="T113">Les qualités textile de ces interfaces, permettent notamment </text:span><text:span text:style-name="T103">de </text:span><text:span text:style-name="T113">former des </text:span><text:span text:style-name="T103">repaires tactiles </text:span><text:span text:style-name="T113">pour</text:span><text:span text:style-name="T101"> </text:span><text:span text:style-name="T102">g</text:span><text:span text:style-name="T98">u</text:span><text:span text:style-name="T99">id</text:span><text:span text:style-name="T101">er le toucher </text:span><text:span text:style-name="T113">dans le but de </text:span><text:span text:style-name="T101">libérer le regard du support</text:span><text:span text:style-name="T70"> </text:span><text:span text:style-name="T113">et</text:span><text:span text:style-name="T104"> </text:span><text:span text:style-name="T70">favoris</text:span><text:span text:style-name="T114">er</text:span><text:span text:style-name="T106"> ainsi</text:span><text:span text:style-name="T70"> </text:span><text:span text:style-name="T113">l’</text:span><text:span text:style-name="T70">écoute</text:span><text:span text:style-name="T100">.</text:span><text:span text:style-name="T101"> Sortes de</text:span><text:span text:style-name="T93"> cartographies tactiles et sonore, </text:span><text:span text:style-name="T115">d</text:span><text:span text:style-name="T73">’une simple caresse à </text:span><text:span text:style-name="T74">une forte pression, </text:span><text:span text:style-name="T87">l</text:span><text:span text:style-name="T75">e</text:span><text:span text:style-name="T84">s gestes et touchers</text:span><text:span text:style-name="T70"> </text:span><text:span text:style-name="T72">propre</text:span><text:span text:style-name="T84">s</text:span><text:span text:style-name="T72"> au medium textile</text:span><text:span text:style-name="T73"> </text:span><text:span text:style-name="T84">peuvent </text:span><text:span text:style-name="T86">ainsi</text:span><text:span text:style-name="T76"> favoriser un contrôle intuitif et expressif des sons. </text:span></text:p>
      <text:p text:style-name="P5"><text:span text:style-name="T115">L’idée de </text:span><text:span text:style-name="T83">falsifier</text:span><text:span text:style-name="T89"> le son d’une caresse </text:span><text:span text:style-name="T115">retiens alors mon attention, </text:span><text:span text:style-name="T88">produi</text:span><text:span text:style-name="T115">re</text:span><text:span text:style-name="T88"> une </text:span><text:span text:style-name="T85">énergie</text:span><text:span text:style-name="T82"> </text:span><text:span text:style-name="T88">sonore qui</text:span><text:span text:style-name="T90"> </text:span><text:span text:style-name="T82">correspond </text:span><text:span text:style-name="T115">à la sensibilité d’une caresse</text:span><text:span text:style-name="T89"> </text:span><text:span text:style-name="T115">et imaginer son expression sonore</text:span><text:span text:style-name="T89">.</text:span></text:p>
      <text:p text:style-name="P5"><text:span text:style-name="T81"/></text:p>
      <text:p text:style-name="P5"><text:span text:style-name="T16">L</text:span><text:span text:style-name="T15">’interface </text:span><text:a xlink:type="simple" xlink:href="http://xy.etextile.org/" text:style-name="Internet_20_link" text:visited-style-name="Visited_20_Internet_20_Link"><text:span text:style-name="T6">textile</text:span></text:a><text:a xlink:type="simple" xlink:href="http://xy.etextile.org/" text:style-name="Internet_20_link" text:visited-style-name="Visited_20_Internet_20_Link"><text:span text:style-name="T6">-XY</text:span></text:a><text:span text:style-name="T15"> </text:span><text:span text:style-name="T17">conçu</text:span><text:span text:style-name="T16"> e</text:span><text:span text:style-name="T15">n 2005, est un textile </text:span><text:span text:style-name="T18">tactile </text:span><text:span text:style-name="T15">grand format qui m’a permis de poser les bases de cette réflexion. Dans la continuité de ce projet, j’explore depuis 2014 une solution multipoints qui reprend les dimensions d’une pochette vinyle : le </text:span><text:a xlink:type="simple" xlink:href="http://matrix.etextile.org/" text:style-name="Internet_20_link" text:visited-style-name="Visited_20_Internet_20_Link"><text:span text:style-name="T6">textile-E256</text:span></text:a><text:span text:style-name="T15">. </text:span><text:span text:style-name="T14">Pour rendre ces technologies accessibles, j</text:span><text:span text:style-name="T13">’attache une grande importance </text:span><text:span text:style-name="T19">à la documentation et </text:span><text:span text:style-name="T13">au choix des outils </text:span><text:span text:style-name="T18">et matériaux </text:span><text:span text:style-name="T13">nécessaires à </text:span><text:span text:style-name="T19">leur</text:span><text:span text:style-name="T13"> fabrication. </text:span><text:span text:style-name="T123">Je cherche à diffuser ces technologies</text:span><text:span text:style-name="T119"> </text:span><text:span text:style-name="T123">en contribuant à</text:span><text:span text:style-name="T119"> des publications scientifiques et </text:span><text:span text:style-name="T118">conférences </text:span><text:span text:style-name="T119">internationales </text:span><text:span text:style-name="T120">tel</text:span><text:span text:style-name="T119">les</text:span><text:span text:style-name="T120"> que </text:span><text:span text:style-name="T118">: </text:span><text:span text:style-name="T119">IHM-07 </text:span><text:span text:style-name="T121">(</text:span><text:span text:style-name="T122">Paris</text:span><text:span text:style-name="T121">), </text:span><text:span text:style-name="T118">NIME’17 </text:span><text:span text:style-name="T122">(</text:span><text:span text:style-name="Strong_20_Emphasis"><text:span text:style-name="T124">Copenhague</text:span></text:span><text:span text:style-name="T122">)</text:span><text:span text:style-name="T118">, MOCO 2017 </text:span><text:span text:style-name="T122">(Londres</text:span><text:span text:style-name="T118">). </text:span><text:span text:style-name="T2">Récemment accueilli en résidence à l’université d’Auckland (AUT, </text:span><text:span text:style-name="T3">Nouvelle-Zélande</text:span><text:span text:style-name="T2">) au sein du département Colab, laboratoire dédié à l’utilisation créative des </text:span><text:soft-page-break/><text:span text:style-name="T2">technologies, j’ai </text:span><text:span text:style-name="T4">développé</text:span><text:span text:style-name="T2"> </text:span><text:span text:style-name="T5">le</text:span><text:span text:style-name="T2"> contenu musical </text:span><text:span text:style-name="T5">de</text:span><text:span text:style-name="T2"> six interfaces textile</text:span><text:span text:style-name="T3">s</text:span><text:span text:style-name="T2">. Ce travail a notamment donné lieu à un concert public programmé dans l’association Audio Foundation</text:span><text:bookmark text:name="editShowcaseTitle"/><text:span text:style-name="T2"> </text:span><text:span text:style-name="T3">(NZ)</text:span><text:span text:style-name="T2">. </text:span><text:span text:style-name="T13">Au delà du domaine musical, qui représente </text:span><text:span text:style-name="T20">pour moi </text:span><text:span text:style-name="T21">un</text:span><text:span text:style-name="T22"> </text:span><text:span text:style-name="T16">axe de recherche </text:span><text:span text:style-name="T22">pri</text:span><text:span text:style-name="T20">vilégi</text:span><text:span text:style-name="T23">é</text:span><text:span text:style-name="T13">, </text:span><text:span text:style-name="T24">il m’arrive d’</text:span><text:span text:style-name="T16">explorer</text:span><text:span text:style-name="T24"> </text:span><text:span text:style-name="T16">d’autres </text:span><text:span text:style-name="T13">applications. </text:span><text:span text:style-name="T16">J’</text:span><text:span text:style-name="T25">ai notamment travaillé</text:span><text:span text:style-name="T26"> </text:span><text:span text:style-name="T25">pour </text:span><text:span text:style-name="T16">la société </text:span><text:span text:style-name="T24">PSA </text:span><text:span text:style-name="T27">(</text:span><text:span text:style-name="T26">20</text:span><text:span text:style-name="T27">16-2017) </text:span><text:span text:style-name="T25">sur </text:span><text:span text:style-name="T16">un projet </text:span><text:span text:style-name="T21">de commandes tactiles</text:span><text:span text:style-name="T16"> pour</text:span><text:span text:style-name="T24"> </text:span><text:span text:style-name="T13">l’automobile</text:span><text:span text:style-name="T24"> </text:span><text:span text:style-name="T47">et</text:span><text:span text:style-name="T25"> </text:span><text:span text:style-name="T47">j</text:span><text:span text:style-name="T25">e développe actuellement</text:span><text:span text:style-name="T16"> un </text:span><text:span text:style-name="T25">produit</text:span><text:span text:style-name="T16"> </text:span><text:span text:style-name="T28">avec retour haptique </text:span><text:span text:style-name="T16">pour </text:span><text:span text:style-name="T27">d</text:span><text:span text:style-name="T16">es personnes atteintes </text:span><text:span text:style-name="T29">de </text:span><text:span text:style-name="T30">trouble</text:span><text:span text:style-name="T62">s</text:span><text:span text:style-name="T30"> du comportement</text:span><text:span text:style-name="T24"> (Worth project)</text:span><text:span text:style-name="T13">. </text:span></text:p>
      <text:p text:style-name="P3"><text:span text:style-name="T41">Je débute en </text:span><text:span text:style-name="T66">janvier</text:span><text:span text:style-name="T41">, une</text:span><text:span text:style-name="T38"> </text:span><text:span text:style-name="T27">thèse</text:span><text:span text:style-name="T38"> </text:span><text:span text:style-name="T39">basée sur la pratique </text:span><text:span text:style-name="T37">à l’université </text:span><text:span text:style-name="T27">de Loughborough (EN). </text:span><text:span text:style-name="T41">Cette thèse </text:span><text:span text:style-name="T61">qui porte sur la question de l’usage musical des interfaces textiles, me donnera</text:span><text:span text:style-name="T41"> </text:span><text:span text:style-name="T65">notamment </text:span><text:span text:style-name="T41">accès à de</text:span><text:span text:style-name="T57">s</text:span><text:span text:style-name="T40"> </text:span><text:span text:style-name="T39">ressources </text:span><text:span text:style-name="T57">humaines et matériel</text:span><text:span text:style-name="T63">les</text:span><text:span text:style-name="T57"> </text:span><text:span text:style-name="T64">pour pouvoir</text:span><text:span text:style-name="T59"> </text:span><text:span text:style-name="T56">développer et prototyper la partie textile d</text:span><text:span text:style-name="T57">e mes recherches</text:span><text:span text:style-name="T42">. Être accueilli au sein de l</text:span><text:span text:style-name="T40">a résidence en recherche artistique de l’IRCAM</text:span><text:span text:style-name="T38"> </text:span><text:span text:style-name="T40">me permettrait </text:span><text:span text:style-name="T45">d’appuyer</text:span><text:span text:style-name="T43"> </text:span><text:span text:style-name="T46">ce</text:span><text:span text:style-name="T43"> travail de thèse sur de solides </text:span><text:span text:style-name="T44">connaissances dans le </text:span><text:span text:style-name="T31">domaine sonore </text:span><text:span text:style-name="T56">et</text:span><text:span text:style-name="T46"> </text:span><text:span text:style-name="T45">la captation du </text:span><text:span text:style-name="T44">geste.</text:span><text:span text:style-name="T48"> </text:span><text:span text:style-name="T52">Nous pourrions</text:span><text:span text:style-name="T35"> </text:span><text:span text:style-name="T52">ensemble, </text:span><text:span text:style-name="T35">amplifier l’expérience </text:span><text:span text:style-name="T54">que proposent</text:span><text:span text:style-name="T52"> ces textiles, développer des o</text:span><text:span text:style-name="T49">utils </text:span><text:span text:style-name="T57">numériques</text:span><text:span text:style-name="T49"> </text:span><text:span text:style-name="T57">spécifiques</text:span><text:span text:style-name="T52"> </text:span><text:span text:style-name="T60">pour</text:span><text:span text:style-name="T57"> la</text:span><text:span text:style-name="T49"> </text:span><text:span text:style-name="T36">compos</text:span><text:span text:style-name="T57">ition </text:span><text:span text:style-name="T58">musicale</text:span><text:span text:style-name="T48">, </text:span><text:span text:style-name="T52">réfléchir à la c</text:span><text:span text:style-name="T34">ohéren</text:span><text:span text:style-name="T32">ce</text:span><text:span text:style-name="T34"> </text:span><text:span text:style-name="T49">entre </text:span><text:span text:style-name="T52">type de </text:span><text:span text:style-name="T34">toucher </text:span><text:span text:style-name="T50">et</text:span><text:span text:style-name="T48"> </text:span><text:span text:style-name="T33">modalité de jeux </text:span><text:span text:style-name="T53">et </text:span><text:span text:style-name="T51">d</text:span><text:span text:style-name="T36">évelopper </text:span><text:span text:style-name="T53">des </text:span><text:span text:style-name="T32">contenu</text:span><text:span text:style-name="T53">s</text:span><text:span text:style-name="T32"> musica</text:span><text:span text:style-name="T53">ux</text:span><text:span text:style-name="T32"> </text:span><text:span text:style-name="T53">pour illustrer </text:span><text:span text:style-name="T55">le potentiel</text:span><text:span text:style-name="T53"> </text:span><text:span text:style-name="T55">de</text:span><text:span text:style-name="T53"> ce </text:span><text:span text:style-name="T55">nouveau type</text:span><text:span text:style-name="T53"> </text:span><text:span text:style-name="T58">d’</text:span><text:span text:style-name="T53">interf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2"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Aharoni CLM1" svg:font-family="'Aharoni CLM'" style:font-pitch="variable"/>
    <style:font-face style:name="Aharoni CLM" svg:font-family="'Aharoni CLM'"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erif CJK SC" svg:font-family="'Noto Serif CJK SC'"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WenQuanYi Zen Hei"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6.204cm" style:type="center"/>
          <style:tab-stop style:position="12.407cm" style:type="right"/>
        </style:tab-stops>
      </style:paragraph-properties>
    </style:style>
    <style:style style:name="Header" style:family="paragraph" style:parent-style-name="Standard" style:class="extra">
      <style:paragraph-properties text:number-lines="false" text:line-number="0">
        <style:tab-stops>
          <style:tab-stop style:position="6.204cm" style:type="center"/>
          <style:tab-stop style:position="12.407cm" style:type="right"/>
        </style:tab-stops>
      </style:paragraph-properties>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Lohit Devanagari" fo:font-family="'Lohit Devanagari'" style:font-family-generic="roman" style:font-pitch="variable" fo:font-size="18pt" style:letter-kerning="true"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_20_with_20_no_20_fill_20_and_20_no_20_line" style:display-name="Object with no fill and no li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ncre_20_de_20_note_20_de_20_bas_20_de_20_page" style:display-name="Ancre de note de bas de pag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aractères_20_de_20_note_20_de_20_bas_20_de_20_page" style:display-name="Caractères de note de bas de pag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ccentuatio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1" style:font-family-asian="'DejaVu Sans'"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Lien_20_Internet" style:display-name="Lien Internet"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uce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ubtitle" style:family="paragraph" style:parent-style-name="Heading" style:class="chapter"/>
    <style:style style:name="Plein"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1" style:font-family-asian="'DejaVu Sans'"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Plein_20_bleu" style:display-name="Plein bleu"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Contour"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1" style:font-family-asian="'DejaVu Sans'"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Contour_20_bleu" style:display-name="Contour bleu" style:family="paragraph" style:parent-style-name="Contour" style:default-outline-level="">
      <style:text-properties fo:color="#355269" style:font-name="Noto Sans" fo:font-family="'Noto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Noto Sans" fo:font-family="'Noto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Noto Sans" fo:font-family="'Noto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Noto Sans" fo:font-family="'Noto Sans'" style:font-family-generic="roman" style:font-pitch="variable" fo:font-size="14pt" fo:font-weight="bold" style:font-size-asian="14pt" style:font-weight-asian="bold"/>
    </style:style>
    <style:style style:name="objectwitharr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andard_20__28_user_29_"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_20__28_user_29_"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master-page-name="">
      <loext:graphic-properties draw:fill="none"/>
      <style:paragraph-properties fo:margin-left="0cm" fo:margin-right="0cm" fo:text-align="start"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style:font-name="Liberation Sans" fo:font-size="8pt" officeooo:paragraph-rsid="03bbc20f" style:font-size-asian="8pt" style:font-size-complex="8pt"/>
    </style:style>
    <style:style style:name="MP2" style:family="paragraph" style:parent-style-name="Footer" style:master-page-name="">
      <loext:graphic-properties draw:fill="none"/>
      <style:paragraph-properties fo:margin-left="0cm" fo:margin-right="0cm" fo:text-align="center"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style:font-name="Aharoni CLM1" fo:font-size="14pt" fo:font-weight="normal" style:font-size-asian="14pt" style:font-weight-asian="normal" style:font-size-complex="14pt" style:font-weight-complex="normal"/>
    </style:style>
    <style:style style:name="MT1" style:family="text">
      <style:text-properties style:font-name="DejaVu Sans" fo:font-style="normal" fo:font-weight="normal" officeooo:rsid="00af3a2e" style:font-style-asian="normal" style:font-weight-asian="normal" style:font-style-complex="normal" style:font-weight-complex="normal"/>
    </style:style>
    <style:page-layout style:name="Mpm1">
      <style:page-layout-properties fo:page-width="21.001cm" fo:page-height="29.7cm" style:num-format="1" style:print-orientation="portrait" fo:margin-top="2cm" fo:margin-bottom="2cm" fo:margin-left="2.309cm" fo:margin-right="2.6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106cm" fo:margin-right="0.002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Maurin Donneaud - Designer industriel &amp; Creative technologist - </text:span><text:a xlink:type="simple" xlink:href="http://www.etextile.org/" text:style-name="Internet_20_link" text:visited-style-name="Visited_20_Internet_20_Link"><text:span text:style-name="MT1">www.etextile.org</text:span></text:a></text:p>
      </style:header>
      <style:footer>
        <text:p text:style-name="MP2">_ <text:page-number text:select-page="current">2</text:page-number><text:s/>_</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16:14:32.478996324</meta:creation-date>
    <dc:date>2021-01-07T12:32:16.178583952</dc:date>
    <meta:editing-duration>P15DT14H3M36S</meta:editing-duration>
    <meta:editing-cycles>696</meta:editing-cycles>
    <meta:generator>LibreOffice/6.1.5.2$Linux_X86_64 LibreOffice_project/10$Build-2</meta:generator>
    <meta:print-date>2019-11-25T12:45:35.327578918</meta:print-date>
    <meta:document-statistic meta:table-count="0" meta:image-count="0" meta:object-count="0" meta:page-count="2" meta:paragraph-count="10" meta:word-count="516" meta:character-count="3586" meta:non-whitespace-character-count="3076"/>
  </office:meta>
</office:document-meta>
</file>